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Conclusion</text:p>
      <text:p text:style-name="Standard"/>
      <text:p text:style-name="Standard"/>
      <text:p text:style-name="Standard">Depuis le jour où nous avons posé le pied pour la première fois sur la Lune, nous avons souhaités y établir une colonie habitable par l'homme. Cette fabuleuse ambition qui, il y a peu de temps encore, appartenait au domaine de l'impossible, pourrait bien un jour se concrétiser si on considère la rapidité impressionnante de nos avancées technologiques. Peut-être aurons-nous la chance de voir aboutir ce vieux rêve de l'humanité ? Nous pouvons en tout cas nous y préparer en exerçant notre imagination et en mettant notre réflexion au service de ce formidable projet.</text:p>
      <text:p text:style-name="Standard"/>
      <text:p text:style-name="Standard">Ces deux jours de challenge nous ont donnés l'occasion de nous rencontrer, de travailler ensemble et de mettre nos compétences et notre passion en commun pour esquisser une première ébauche de projet. Nous avons mis dans ces deux jours toute notre énergie et notre enthousiasme, et nous espérons que vous trouverez autant de plaisir que nous en découvrant le résultat.</text:p>
      <text:p text:style-name="Standard"/>
      <text:p text:style-name="Standard">Happy Space Apps Challen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oé Amblard</meta:initial-creator>
    <meta:creation-date>2013-04-21T13:17:11.50</meta:creation-date>
    <dc:date>2013-04-21T13:41:10.50</dc:date>
    <dc:creator>Zoé Amblard</dc:creator>
    <meta:editing-duration>PT00H03M43S</meta:editing-duration>
    <meta:editing-cycles>2</meta:editing-cycles>
    <meta:generator>OpenOffice.org/3.2$Win32 OpenOffice.org_project/320m12$Build-9483</meta:generator>
    <meta:document-statistic meta:table-count="0" meta:image-count="0" meta:object-count="0" meta:page-count="1" meta:paragraph-count="4" meta:word-count="160" meta:character-count="974"/>
  </office:meta>
</office:document-meta>
</file>